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officeooo:rsid="00185e7f" officeooo:paragraph-rsid="00185e7f" style:language-asian="zxx" style:country-asian="none" style:language-complex="zxx" style:country-complex="none"/>
    </style:style>
    <style:style style:name="P2" style:family="paragraph" style:parent-style-name="Text_20_body">
      <style:text-properties fo:language="en" fo:country="US" officeooo:paragraph-rsid="00185e7f" style:language-asian="zxx" style:country-asian="none" style:language-complex="zxx" style:country-complex="none"/>
    </style:style>
    <style:style style:name="P3" style:family="paragraph" style:parent-style-name="Text_20_body">
      <style:text-properties fo:language="en" fo:country="US" officeooo:rsid="001bd4db" officeooo:paragraph-rsid="001bd4db" style:language-asian="zxx" style:country-asian="none" style:language-complex="zxx" style:country-complex="none"/>
    </style:style>
    <style:style style:name="P4" style:family="paragraph" style:parent-style-name="Text_20_body">
      <style:text-properties fo:language="en" fo:country="US" officeooo:rsid="001bfcf9" officeooo:paragraph-rsid="001bfcf9" style:language-asian="zxx" style:country-asian="none" style:language-complex="zxx" style:country-complex="none"/>
    </style:style>
    <style:style style:name="P5" style:family="paragraph" style:parent-style-name="Text_20_body">
      <style:text-properties fo:language="en" fo:country="US" officeooo:rsid="001e88ca" officeooo:paragraph-rsid="001e88ca" style:language-asian="zxx" style:country-asian="none" style:language-complex="zxx" style:country-complex="none"/>
    </style:style>
    <style:style style:name="P6" style:family="paragraph" style:parent-style-name="Text_20_body">
      <style:text-properties fo:language="en" fo:country="US" officeooo:rsid="00168a24" officeooo:paragraph-rsid="00185e7f" style:language-asian="zxx" style:country-asian="none" style:language-complex="zxx" style:country-complex="none"/>
    </style:style>
    <style:style style:name="P7" style:family="paragraph" style:parent-style-name="Text_20_body">
      <style:text-properties officeooo:rsid="001fa921" officeooo:paragraph-rsid="001fa921"/>
    </style:style>
    <style:style style:name="P8" style:family="paragraph" style:parent-style-name="Text_20_body">
      <style:text-properties officeooo:rsid="00205219" officeooo:paragraph-rsid="00205219"/>
    </style:style>
    <style:style style:name="P9" style:family="paragraph" style:parent-style-name="Heading_20_1">
      <style:text-properties officeooo:rsid="001fa921" officeooo:paragraph-rsid="001fa921"/>
    </style:style>
    <style:style style:name="P10" style:family="paragraph" style:parent-style-name="Text_20_body" style:list-style-name="L1">
      <style:text-properties fo:language="en" fo:country="US" officeooo:paragraph-rsid="00185e7f" style:language-asian="zxx" style:country-asian="none" style:language-complex="zxx" style:country-complex="none"/>
    </style:style>
    <style:style style:name="P11" style:family="paragraph" style:parent-style-name="Text_20_body" style:list-style-name="L2">
      <style:text-properties fo:language="en" fo:country="US" officeooo:rsid="00168a24" officeooo:paragraph-rsid="00185e7f" style:language-asian="zxx" style:country-asian="none" style:language-complex="zxx" style:country-complex="none"/>
    </style:style>
    <style:style style:name="P12" style:family="paragraph" style:parent-style-name="Text_20_body" style:list-style-name="L2">
      <style:text-properties fo:language="en" fo:country="US" officeooo:paragraph-rsid="00185e7f" style:language-asian="zxx" style:country-asian="none" style:language-complex="zxx" style:country-complex="none"/>
    </style:style>
    <style:style style:name="P13" style:family="paragraph" style:parent-style-name="Text_20_body" style:list-style-name="L2">
      <style:text-properties fo:language="en" fo:country="US" officeooo:rsid="00185e7f" officeooo:paragraph-rsid="00185e7f" style:language-asian="zxx" style:country-asian="none" style:language-complex="zxx" style:country-complex="none"/>
    </style:style>
    <style:style style:name="P14" style:family="paragraph" style:parent-style-name="Text_20_body" style:list-style-name="L2">
      <style:text-properties fo:language="en" fo:country="US" officeooo:rsid="0019d7af" officeooo:paragraph-rsid="0019d7af" style:language-asian="zxx" style:country-asian="none" style:language-complex="zxx" style:country-complex="none"/>
    </style:style>
    <style:style style:name="P15" style:family="paragraph" style:parent-style-name="Text_20_body" style:list-style-name="L2">
      <style:text-properties fo:language="en" fo:country="US" officeooo:rsid="001bd4db" officeooo:paragraph-rsid="001bd4db" style:language-asian="zxx" style:country-asian="none" style:language-complex="zxx" style:country-complex="none"/>
    </style:style>
    <style:style style:name="P16" style:family="paragraph" style:parent-style-name="Text_20_body" style:list-style-name="L3">
      <style:text-properties fo:language="en" fo:country="US" officeooo:rsid="001bd4db" officeooo:paragraph-rsid="001bd4db" style:language-asian="zxx" style:country-asian="none" style:language-complex="zxx" style:country-complex="none"/>
    </style:style>
    <style:style style:name="P17" style:family="paragraph" style:parent-style-name="Text_20_body" style:list-style-name="L4">
      <style:text-properties fo:language="en" fo:country="US" officeooo:rsid="001bfcf9" officeooo:paragraph-rsid="001bfcf9" style:language-asian="zxx" style:country-asian="none" style:language-complex="zxx" style:country-complex="none"/>
    </style:style>
    <style:style style:name="P18" style:family="paragraph" style:parent-style-name="Text_20_body" style:list-style-name="L5">
      <style:text-properties officeooo:rsid="00205219" officeooo:paragraph-rsid="00205219"/>
    </style:style>
    <style:style style:name="P19" style:family="paragraph" style:parent-style-name="Text_20_body" style:list-style-name="L5">
      <style:text-properties officeooo:rsid="0021aebf" officeooo:paragraph-rsid="0021aebf"/>
    </style:style>
    <style:style style:name="P20" style:family="paragraph" style:parent-style-name="Text_20_body" style:list-style-name="L5">
      <style:text-properties officeooo:rsid="002b7786" officeooo:paragraph-rsid="002b7786"/>
    </style:style>
    <style:style style:name="P21" style:family="paragraph" style:parent-style-name="Text_20_body" style:list-style-name="L5">
      <style:text-properties officeooo:rsid="002e6650" officeooo:paragraph-rsid="002e6650"/>
    </style:style>
    <style:style style:name="T1" style:family="text">
      <style:text-properties officeooo:rsid="0013b976"/>
    </style:style>
    <style:style style:name="T2" style:family="text">
      <style:text-properties officeooo:rsid="00168a24"/>
    </style:style>
    <style:style style:name="T3" style:family="text">
      <style:text-properties officeooo:rsid="001bfcf9"/>
    </style:style>
    <style:style style:name="T4" style:family="text">
      <style:text-properties officeooo:rsid="001e88ca"/>
    </style:style>
    <style:style style:name="T5" style:family="text">
      <style:text-properties officeooo:rsid="00205219"/>
    </style:style>
    <style:style style:name="T6" style:family="text">
      <style:text-properties officeooo:rsid="0023a6cc"/>
    </style:style>
    <style:style style:name="T7" style:family="text">
      <style:text-properties officeooo:rsid="00256559"/>
    </style:style>
    <style:style style:name="T8" style:family="text">
      <style:text-properties officeooo:rsid="0028d63a"/>
    </style:style>
    <style:style style:name="T9" style:family="text">
      <style:text-properties officeooo:rsid="002a6f03"/>
    </style:style>
    <style:style style:name="T10" style:family="text">
      <style:text-properties officeooo:rsid="002d4f77"/>
    </style:style>
    <style:style style:name="T11" style:family="text">
      <style:text-properties officeooo:rsid="002e665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Customer requirements</text:h>
      <text:h text:style-name="Heading_20_2" text:outline-level="2">First iteration</text:h>
      <text:p text:style-name="P6">User wishes list</text:p>
      <text:list xml:id="list2516123809" text:style-name="L1">
        <text:list-item>
          <text:p text:style-name="P10"><text:s/><text:span text:style-name="T2">server address direct or from alias</text:span></text:p>
        </text:list-item>
        <text:list-item>
          <text:p text:style-name="P10"><text:s/><text:span text:style-name="T2">minimal GUI</text:span>, <text:span text:style-name="T2">user transparent</text:span> –<text:span text:style-name="T1"> display GUI only during downloading upgrades</text:span></text:p>
        </text:list-item>
        <text:list-item>
          <text:p text:style-name="P10"><text:s/><text:span text:style-name="T2">configuration saved directly in code</text:span></text:p>
        </text:list-item>
        <text:list-item>
          <text:p text:style-name="P10"><text:s/><text:span text:style-name="T2">no wishes about files list format</text:span></text:p>
        </text:list-item>
        <text:list-item>
          <text:p text:style-name="P10"><text:s/><text:span text:style-name="T2">downloading files from Dropbox</text:span></text:p>
        </text:list-item>
        <text:list-item>
          <text:p text:style-name="P10"><text:s/><text:span text:style-name="T2">no secondary file server</text:span></text:p>
        </text:list-item>
      </text:list>
      <text:list xml:id="list1422489220" text:style-name="L2">
        <text:list-item>
          <text:p text:style-name="P11"><text:s/>no info about file checking method. - update prepare tool is necessary </text:p>
          <text:p text:style-name="P12"/>
        </text:list-item>
      </text:list>
      <text:p text:style-name="P1">The best option is create two app: client launcher and UpdateTool for app dev that prepare files list and prepare files to deploy. </text:p>
      <text:p text:style-name="P2"/>
      <text:p text:style-name="P1">User stories for launcher</text:p>
      <text:list xml:id="list132319747696076" text:continue-numbering="true" text:style-name="L2">
        <text:list-item>
          <text:p text:style-name="P11">download from server files list</text:p>
          <text:list>
            <text:list-item>
              <text:p text:style-name="P13">load from configuration all needed data</text:p>
            </text:list-item>
            <text:list-item>
              <text:p text:style-name="P13">choose connection protocol and download file list from server</text:p>
            </text:list-item>
            <text:list-item>
              <text:p text:style-name="P13">download file list from secondary server if needed</text:p>
            </text:list-item>
          </text:list>
        </text:list-item>
        <text:list-item>
          <text:p text:style-name="P13">check files with files list</text:p>
          <text:list>
            <text:list-item>
              <text:p text:style-name="P13">create checksum of file – sha1 is probably the best algorithm for this purpose</text:p>
            </text:list-item>
            <text:list-item>
              <text:p text:style-name="P13">compare checksum with checksum from files list</text:p>
            </text:list-item>
          </text:list>
        </text:list-item>
        <text:list-item>
          <text:p text:style-name="P13">download missing or updated files</text:p>
          <text:list>
            <text:list-item>
              <text:p text:style-name="P13">get address of file from configuration or file list (if provided)</text:p>
            </text:list-item>
            <text:list-item>
              <text:p text:style-name="P14">download file to temp folder</text:p>
            </text:list-item>
            <text:list-item>
              <text:p text:style-name="P14">remove old file if needed</text:p>
            </text:list-item>
            <text:list-item>
              <text:p text:style-name="P14">move new file to destination</text:p>
            </text:list-item>
          </text:list>
        </text:list-item>
        <text:list-item>
          <text:p text:style-name="P15">start app</text:p>
          <text:list>
            <text:list-item>
              <text:p text:style-name="P15">read from conf or command line params info about app to start</text:p>
            </text:list-item>
            <text:list-item>
              <text:p text:style-name="P15">start app in new process</text:p>
            </text:list-item>
          </text:list>
        </text:list-item>
        <text:list-item>
          <text:p text:style-name="P15">read configuration from resource or file <text:span text:style-name="T9">or command line params</text:span></text:p>
        </text:list-item>
        <text:list-item>
          <text:p text:style-name="P15">during update display progress bar</text:p>
        </text:list-item>
        <text:list-item>
          <text:p text:style-name="P15">read from command line params additional configuration</text:p>
        </text:list-item>
      </text:list>
      <text:p text:style-name="P3"/>
      <text:p text:style-name="P3">User stories for UpdateTool:</text:p>
      <text:list xml:id="list1438509481" text:style-name="L3">
        <text:list-item>
          <text:p text:style-name="P16"><text:soft-page-break/>Read file list from file or command line param – get list of files from user</text:p>
        </text:list-item>
        <text:list-item>
          <text:p text:style-name="P16">Search files in dirs (match files by extension or regular expression) – create list of files</text:p>
        </text:list-item>
        <text:list-item>
          <text:p text:style-name="P16">Create list of files and deploy to folder</text:p>
          <text:list>
            <text:list-item>
              <text:p text:style-name="P16">create checksum for each file</text:p>
            </text:list-item>
            <text:list-item>
              <text:p text:style-name="P16">create list of files with predefined format</text:p>
            </text:list-item>
            <text:list-item>
              <text:p text:style-name="P16">deploy list (to file or to http/ftp)</text:p>
            </text:list-item>
          </text:list>
        </text:list-item>
      </text:list>
      <text:h text:style-name="Heading_20_1" text:outline-level="1">Project formats and algoritms</text:h>
      <text:p text:style-name="P3">App can download files from many different location and using different protocol <text:span text:style-name="T3">so</text:span> it’s needed to detect type of protocol and choose <text:span text:style-name="T3">proper downloader.</text:span></text:p>
      <text:p text:style-name="P4">Downloaders list:</text:p>
      <text:list xml:id="list2477134629" text:style-name="L4">
        <text:list-item>
          <text:p text:style-name="P17">ftp</text:p>
        </text:list-item>
        <text:list-item>
          <text:p text:style-name="P17">ftp with password</text:p>
        </text:list-item>
        <text:list-item>
          <text:p text:style-name="P17">http</text:p>
        </text:list-item>
        <text:list-item>
          <text:p text:style-name="P17">http with password</text:p>
        </text:list-item>
        <text:list-item>
          <text:p text:style-name="P17">ftps</text:p>
        </text:list-item>
        <text:list-item>
          <text:p text:style-name="P17">sftp</text:p>
        </text:list-item>
        <text:list-item>
          <text:p text:style-name="P17">https</text:p>
        </text:list-item>
        <text:list-item>
          <text:p text:style-name="P17">p2p</text:p>
          <text:list>
            <text:list-item>
              <text:p text:style-name="P17">bitTorrent</text:p>
            </text:list-item>
            <text:list-item>
              <text:p text:style-name="P17">more in future</text:p>
            </text:list-item>
          </text:list>
        </text:list-item>
      </text:list>
      <text:p text:style-name="P4">Also it is needed to create unified format of file list. Save data in JSON seems be optimal for this purpose. Java support JSON serialization, it’s small and human readable format. </text:p>
      <text:p text:style-name="P4">In file list should be saved two necessary <text:span text:style-name="T4">information</text:span>: file name and checksum. <text:span text:style-name="T4">D</text:span>ownload location <text:span text:style-name="T4">of file</text:span> can be read from configuration (file server location plus filename provide sufficient info for most purposes) <text:span text:style-name="T4">so it’s optional. Other optional field is username and pass to server. In most of cases servers don’t need additional verification of users but in special cases it may be necessary.</text:span></text:p>
      <text:p text:style-name="P5">Format example:<text:line-break/>[<text:line-break/>{ “checksum”:”filechecksum”,/*required*/<text:line-break/>“filename”:”filename”,/*required*/<text:line-break/>“fileLocation”:”someProtocol://someAddresss”,/*optional*/<text:line-break/>“username”:”username”,/*optional*/<text:line-break/>“password”:”pass”/*optional*/<text:line-break/>},<text:line-break/>{ “checksum”:”filechecksum2”,<text:line-break/>“filename”:”filename2”<text:line-break/>}<text:line-break/>]</text:p>
      <text:p text:style-name="P5"/>
      <text:p text:style-name="P5">Checksum algorithm should be short and fast but reliable. Hash algorithms from SHA family fulfill this condition and they are popular. The best choice seems be SHA256 it’s shortest from SHA2 <text:soft-page-break/>algoritms.</text:p>
      <text:h text:style-name="Heading_20_1" text:outline-level="1">Additional libraries <text:span text:style-name="T7">and modules</text:span></text:h>
      <text:p text:style-name="P7">All libraries should have <text:span text:style-name="T5">non-reciprocal public licenses. All modules should use public licenses.</text:span></text:p>
      <text:p text:style-name="P8">List of libraries <text:span text:style-name="T8">and modules:</text:span></text:p>
      <text:list xml:id="list2439817216" text:style-name="L5">
        <text:list-item>
          <text:p text:style-name="P18">http connection –<text:span text:style-name="T10"> commons-io (Apache v2.0)</text:span></text:p>
        </text:list-item>
        <text:list-item>
          <text:p text:style-name="P18">ftp connection –<text:span text:style-name="T10"> commons-net (Apache v2.0)</text:span></text:p>
        </text:list-item>
        <text:list-item>
          <text:p text:style-name="P18">bittorrent connection</text:p>
        </text:list-item>
        <text:list-item>
          <text:p text:style-name="P18">SHA2 algoritms –<text:span text:style-name="T11"> commons-codec (Apache v2.0)</text:span></text:p>
        </text:list-item>
        <text:list-item>
          <text:p text:style-name="P19">build platfrom – maven (Apache License v2.0)</text:p>
        </text:list-item>
        <text:list-item>
          <text:p text:style-name="P19">unit tests platform – Junit5 (Apache License v2.0, Eclipse Public License v2.0)</text:p>
        </text:list-item>
        <text:list-item>
          <text:p text:style-name="P21">mocking framework – mockito (MIT)</text:p>
        </text:list-item>
        <text:list-item>
          <text:p text:style-name="P19"><text:span text:style-name="T6">coverage measuring – </text:span>cobertura, cobertura-maven-plugin (GPL v2.0)</text:p>
        </text:list-item>
        <text:list-item>
          <text:p text:style-name="P20">ConfigurationManager – cfg4j (Apache v2.0)</text:p>
          <text:p text:style-name="P1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4M23S</meta:editing-duration>
    <meta:editing-cycles>19</meta:editing-cycles>
    <meta:generator>LibreOffice/5.3.2.2$Windows_x86 LibreOffice_project/6cd4f1ef626f15116896b1d8e1398b56da0d0ee1</meta:generator>
    <dc:date>2017-09-24T13:23:18.531000000</dc:date>
    <meta:document-statistic meta:table-count="0" meta:image-count="0" meta:object-count="0" meta:page-count="3" meta:paragraph-count="68" meta:word-count="577" meta:character-count="3579" meta:non-whitespace-character-count="3098"/>
    <meta:user-defined meta:name="Info 1"/>
    <meta:user-defined meta:name="Info 2"/>
    <meta:user-defined meta:name="Info 3"/>
    <meta:user-defined meta:name="Info 4"/>
  </office:meta>
</office:document-meta>
</file>